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96cm"/>
    </style:style>
    <style:style style:name="Table1.B" style:family="table-column">
      <style:table-column-properties style:column-width="8.313cm"/>
    </style:style>
    <style:style style:name="Table1.C" style:family="table-column">
      <style:table-column-properties style:column-width="2.889cm"/>
    </style:style>
    <style:style style:name="Table1.D" style:family="table-column">
      <style:table-column-properties style:column-width="2.5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798cm"/>
    </style:style>
    <style:style style:name="Table2.B" style:family="table-column">
      <style:table-column-properties style:column-width="14.21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01cm" style:rel-column-width="9641*"/>
    </style:style>
    <style:style style:name="Table3.B" style:family="table-column">
      <style:table-column-properties style:column-width="14.499cm" style:rel-column-width="55894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fo:padding="0.097cm" fo:border="none"/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A4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A6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A8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A9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2.406cm" style:rel-column-width="9274*"/>
    </style:style>
    <style:style style:name="Table4.B" style:family="table-column">
      <style:table-column-properties style:column-width="14.594cm" style:rel-column-width="56261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977cm" table:align="left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4.47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2.415cm" style:rel-column-width="9308*"/>
    </style:style>
    <style:style style:name="Table6.B" style:family="table-column">
      <style:table-column-properties style:column-width="14.586cm" style:rel-column-width="56227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581cm" style:rel-column-width="9947*"/>
    </style:style>
    <style:style style:name="Table7.B" style:family="table-column">
      <style:table-column-properties style:column-width="14.42cm" style:rel-column-width="5558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2.598cm" style:rel-column-width="10015*"/>
    </style:style>
    <style:style style:name="Table8.B" style:family="table-column">
      <style:table-column-properties style:column-width="14.402cm" style:rel-column-width="55520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295cm" style:rel-column-width="12701*"/>
    </style:style>
    <style:style style:name="Table9.B" style:family="table-column">
      <style:table-column-properties style:column-width="13.705cm" style:rel-column-width="52834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307cm" style:rel-column-width="12749*"/>
    </style:style>
    <style:style style:name="Table10.B" style:family="table-column">
      <style:table-column-properties style:column-width="13.693cm" style:rel-column-width="52786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3.307cm" style:rel-column-width="12749*"/>
    </style:style>
    <style:style style:name="Table11.B" style:family="table-column">
      <style:table-column-properties style:column-width="13.693cm" style:rel-column-width="52786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198cm" style:rel-column-width="12327*"/>
    </style:style>
    <style:style style:name="Table12.B" style:family="table-column">
      <style:table-column-properties style:column-width="13.802cm" style:rel-column-width="53208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3.198cm" style:rel-column-width="12327*"/>
    </style:style>
    <style:style style:name="Table13.B" style:family="table-column">
      <style:table-column-properties style:column-width="13.802cm" style:rel-column-width="53208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3.198cm" style:rel-column-width="12327*"/>
    </style:style>
    <style:style style:name="Table14.B" style:family="table-column">
      <style:table-column-properties style:column-width="13.802cm" style:rel-column-width="53208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3.198cm" style:rel-column-width="12327*"/>
    </style:style>
    <style:style style:name="Table15.B" style:family="table-column">
      <style:table-column-properties style:column-width="13.802cm" style:rel-column-width="53208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198cm" style:rel-column-width="12327*"/>
    </style:style>
    <style:style style:name="Table16.B" style:family="table-column">
      <style:table-column-properties style:column-width="13.802cm" style:rel-column-width="53208*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3.175cm" style:rel-column-width="12239*"/>
    </style:style>
    <style:style style:name="Table17.B" style:family="table-column">
      <style:table-column-properties style:column-width="13.825cm" style:rel-column-width="53296*"/>
    </style:style>
    <style:style style:name="Table17.A1" style:family="table-cell">
      <style:table-cell-properties fo:padding="0.097cm" fo:border="none"/>
    </style:style>
    <style:style style:name="P1" style:family="paragraph" style:parent-style-name="Standard">
      <style:text-properties fo:language="en" fo:country="US" officeooo:rsid="00040232" officeooo:paragraph-rsid="00040232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0cb25c" officeooo:paragraph-rsid="000cb25c"/>
    </style:style>
    <style:style style:name="P4" style:family="paragraph" style:parent-style-name="Text_20_body">
      <style:text-properties fo:language="en" fo:country="US" officeooo:paragraph-rsid="000cb25c"/>
    </style:style>
    <style:style style:name="P5" style:family="paragraph" style:parent-style-name="Text_20_body">
      <style:text-properties fo:language="en" fo:country="US" officeooo:rsid="000d90c9" officeooo:paragraph-rsid="000d90c9"/>
    </style:style>
    <style:style style:name="P6" style:family="paragraph" style:parent-style-name="Text_20_body">
      <style:text-properties fo:language="en" fo:country="US" officeooo:rsid="001a965d" officeooo:paragraph-rsid="001a965d"/>
    </style:style>
    <style:style style:name="P7" style:family="paragraph" style:parent-style-name="Text_20_body">
      <style:text-properties fo:language="en" fo:country="US" officeooo:rsid="0026a948" officeooo:paragraph-rsid="0026a948"/>
    </style:style>
    <style:style style:name="P8" style:family="paragraph" style:parent-style-name="Text_20_body">
      <style:text-properties style:use-window-font-color="true" fo:language="en" fo:country="US" officeooo:rsid="000ee40f" officeooo:paragraph-rsid="000ee40f"/>
    </style:style>
    <style:style style:name="P9" style:family="paragraph" style:parent-style-name="Text_20_body">
      <style:text-properties style:use-window-font-color="true" fo:language="en" fo:country="US" officeooo:rsid="001876b3" officeooo:paragraph-rsid="001876b3"/>
    </style:style>
    <style:style style:name="P10" style:family="paragraph" style:parent-style-name="Caption">
      <style:paragraph-properties fo:text-align="center" style:justify-single-word="false"/>
      <style:text-properties fo:language="en" fo:country="US" fo:font-style="normal" style:font-style-asian="normal" style:font-style-complex="normal"/>
    </style:style>
    <style:style style:name="P11" style:family="paragraph" style:parent-style-name="Caption">
      <style:paragraph-properties fo:text-align="center" style:justify-single-word="false"/>
      <style:text-properties fo:language="en" fo:country="US" fo:font-style="normal" officeooo:paragraph-rsid="001353e9" style:font-style-asian="normal" style:font-style-complex="normal"/>
    </style:style>
    <style:style style:name="P12" style:family="paragraph" style:parent-style-name="Caption">
      <style:paragraph-properties fo:text-align="center" style:justify-single-word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Caption">
      <style:paragraph-properties fo:text-align="center" style:justify-single-word="false"/>
      <style:text-properties fo:language="en" fo:country="US"/>
    </style:style>
    <style:style style:name="P14" style:family="paragraph" style:parent-style-name="Table_20_Contents_20_small">
      <style:text-properties fo:language="en" fo:country="US"/>
    </style:style>
    <style:style style:name="P15" style:family="paragraph" style:parent-style-name="Table_20_Contents_20_small">
      <style:text-properties fo:language="en" fo:country="US" officeooo:paragraph-rsid="0008e5ab"/>
    </style:style>
    <style:style style:name="P16" style:family="paragraph" style:parent-style-name="Table_20_Contents_20_small">
      <loext:graphic-properties draw:fill="none"/>
      <style:paragraph-properties fo:margin-left="0cm" fo:margin-right="0cm" fo:text-indent="0.801cm" style:auto-text-indent="false" fo:background-color="transparent" text:number-lines="false" text:line-number="0"/>
      <style:text-properties fo:language="en" fo:country="US"/>
    </style:style>
    <style:style style:name="P17" style:family="paragraph" style:parent-style-name="Table_20_Contents_20_small">
      <loext:graphic-properties draw:fill="none"/>
      <style:paragraph-properties fo:margin-left="0cm" fo:margin-right="0cm" fo:text-indent="1.199cm" style:auto-text-indent="false" fo:background-color="transparent" text:number-lines="false" text:line-number="0"/>
      <style:text-properties fo:language="en" fo:country="US"/>
    </style:style>
    <style:style style:name="P18" style:family="paragraph" style:parent-style-name="Table_20_Heading">
      <style:text-properties fo:language="en" fo:country="US"/>
    </style:style>
    <style:style style:name="P19" style:family="paragraph" style:parent-style-name="Text_20_Body_20_special">
      <style:text-properties fo:language="en" fo:country="US"/>
    </style:style>
    <style:style style:name="P20" style:family="paragraph" style:parent-style-name="Table_20_Contents">
      <style:text-properties fo:language="en" fo:country="US"/>
    </style:style>
    <style:style style:name="P21" style:family="paragraph" style:parent-style-name="Table_20_Contents">
      <style:text-properties fo:language="en" fo:country="US" style:font-size-asian="10.5pt"/>
    </style:style>
    <style:style style:name="P22" style:family="paragraph" style:parent-style-name="Table_20_Contents">
      <style:text-properties fo:language="en" fo:country="US" officeooo:rsid="00063b7b" officeooo:paragraph-rsid="00063b7b" style:font-size-asian="10.5pt"/>
    </style:style>
    <style:style style:name="P23" style:family="paragraph" style:parent-style-name="Table_20_Contents">
      <style:text-properties fo:language="en" fo:country="US" officeooo:rsid="000d90c9" officeooo:paragraph-rsid="000d90c9"/>
    </style:style>
    <style:style style:name="P24" style:family="paragraph" style:parent-style-name="Table_20_Contents">
      <style:paragraph-properties fo:text-align="end" style:justify-single-word="false"/>
      <style:text-properties fo:language="en" fo:country="US" officeooo:rsid="000d90c9" officeooo:paragraph-rsid="000d90c9"/>
    </style:style>
    <style:style style:name="P25" style:family="paragraph" style:parent-style-name="Table_20_Contents">
      <style:text-properties fo:language="en" fo:country="US" fo:font-weight="bold" officeooo:rsid="000d90c9" officeooo:paragraph-rsid="000d90c9" style:font-weight-asian="bold" style:font-weight-complex="bold"/>
    </style:style>
    <style:style style:name="P26" style:family="paragraph" style:parent-style-name="Table_20_Contents">
      <style:text-properties fo:language="en" fo:country="US" fo:font-weight="bold" officeooo:rsid="00105602" officeooo:paragraph-rsid="00105602" style:font-weight-asian="bold" style:font-weight-complex="bold"/>
    </style:style>
    <style:style style:name="P27" style:family="paragraph" style:parent-style-name="Table_20_Contents">
      <style:text-properties fo:language="en" fo:country="US" fo:font-weight="bold" officeooo:rsid="0011db7a" officeooo:paragraph-rsid="0011db7a" style:font-weight-asian="bold" style:font-weight-complex="bold"/>
    </style:style>
    <style:style style:name="P28" style:family="paragraph" style:parent-style-name="Table_20_Contents">
      <style:text-properties fo:language="en" fo:country="US" fo:font-weight="bold" officeooo:rsid="00139dc2" officeooo:paragraph-rsid="00139dc2" style:font-weight-asian="bold" style:font-weight-complex="bold"/>
    </style:style>
    <style:style style:name="P29" style:family="paragraph" style:parent-style-name="Table_20_Contents">
      <style:text-properties fo:language="en" fo:country="US" fo:font-weight="bold" officeooo:rsid="00167aef" officeooo:paragraph-rsid="00167aef" style:font-weight-asian="bold" style:font-weight-complex="bold"/>
    </style:style>
    <style:style style:name="P30" style:family="paragraph" style:parent-style-name="Table_20_Contents">
      <style:text-properties fo:language="en" fo:country="US" fo:font-weight="bold" officeooo:rsid="001cf0e2" officeooo:paragraph-rsid="001cf0e2" style:font-weight-asian="bold" style:font-weight-complex="bold"/>
    </style:style>
    <style:style style:name="P31" style:family="paragraph" style:parent-style-name="Table_20_Contents">
      <style:text-properties fo:language="en" fo:country="US" fo:font-weight="bold" officeooo:rsid="001f401c" officeooo:paragraph-rsid="001f401c" style:font-weight-asian="bold" style:font-weight-complex="bold"/>
    </style:style>
    <style:style style:name="P32" style:family="paragraph" style:parent-style-name="Table_20_Contents">
      <style:text-properties fo:language="en" fo:country="US" fo:font-weight="bold" officeooo:rsid="0022aec3" officeooo:paragraph-rsid="0022aec3" style:font-weight-asian="bold" style:font-weight-complex="bold"/>
    </style:style>
    <style:style style:name="P33" style:family="paragraph" style:parent-style-name="Table_20_Contents">
      <style:text-properties fo:language="en" fo:country="US" fo:font-weight="bold" officeooo:rsid="0023773a" officeooo:paragraph-rsid="0023773a" style:font-weight-asian="bold" style:font-weight-complex="bold"/>
    </style:style>
    <style:style style:name="P34" style:family="paragraph" style:parent-style-name="Table_20_Contents">
      <style:text-properties fo:language="en" fo:country="US" officeooo:rsid="00105602" officeooo:paragraph-rsid="00105602"/>
    </style:style>
    <style:style style:name="P35" style:family="paragraph" style:parent-style-name="Table_20_Contents">
      <style:paragraph-properties fo:text-align="end" style:justify-single-word="false"/>
      <style:text-properties fo:language="en" fo:country="US" officeooo:rsid="00105602" officeooo:paragraph-rsid="00105602"/>
    </style:style>
    <style:style style:name="P36" style:family="paragraph" style:parent-style-name="Table_20_Contents">
      <style:paragraph-properties fo:text-align="end" style:justify-single-word="false"/>
      <style:text-properties fo:language="en" fo:country="US" officeooo:rsid="0011db7a" officeooo:paragraph-rsid="0011db7a"/>
    </style:style>
    <style:style style:name="P37" style:family="paragraph" style:parent-style-name="Table_20_Contents">
      <style:text-properties fo:language="en" fo:country="US" officeooo:rsid="0011db7a" officeooo:paragraph-rsid="0011db7a"/>
    </style:style>
    <style:style style:name="P38" style:family="paragraph" style:parent-style-name="Table_20_Contents">
      <style:paragraph-properties fo:text-align="end" style:justify-single-word="false"/>
      <style:text-properties fo:language="en" fo:country="US"/>
    </style:style>
    <style:style style:name="P39" style:family="paragraph" style:parent-style-name="Table_20_Contents">
      <style:text-properties fo:language="en" fo:country="US" officeooo:rsid="00139dc2" officeooo:paragraph-rsid="00139dc2"/>
    </style:style>
    <style:style style:name="P40" style:family="paragraph" style:parent-style-name="Table_20_Contents">
      <style:paragraph-properties fo:text-align="end" style:justify-single-word="false"/>
      <style:text-properties fo:language="en" fo:country="US" officeooo:rsid="00139dc2" officeooo:paragraph-rsid="00139dc2"/>
    </style:style>
    <style:style style:name="P41" style:family="paragraph" style:parent-style-name="Table_20_Contents">
      <style:text-properties fo:language="en" fo:country="US" fo:font-style="italic" officeooo:rsid="00139dc2" officeooo:paragraph-rsid="00139dc2" style:font-style-asian="italic" style:font-style-complex="italic"/>
    </style:style>
    <style:style style:name="P42" style:family="paragraph" style:parent-style-name="Table_20_Contents">
      <style:text-properties fo:language="en" fo:country="US" fo:font-style="italic" officeooo:rsid="0022aec3" officeooo:paragraph-rsid="0022aec3" style:font-style-asian="italic" style:font-style-complex="italic"/>
    </style:style>
    <style:style style:name="P43" style:family="paragraph" style:parent-style-name="Table_20_Contents">
      <style:paragraph-properties fo:text-align="end" style:justify-single-word="false"/>
      <style:text-properties fo:language="en" fo:country="US" officeooo:rsid="00167aef" officeooo:paragraph-rsid="00167aef"/>
    </style:style>
    <style:style style:name="P44" style:family="paragraph" style:parent-style-name="Table_20_Contents">
      <style:text-properties fo:language="en" fo:country="US" officeooo:rsid="00167aef" officeooo:paragraph-rsid="00167aef"/>
    </style:style>
    <style:style style:name="P45" style:family="paragraph" style:parent-style-name="Table_20_Contents">
      <style:paragraph-properties fo:text-align="end" style:justify-single-word="false"/>
      <style:text-properties fo:language="en" fo:country="US" officeooo:rsid="001e5db4" officeooo:paragraph-rsid="001e5db4"/>
    </style:style>
    <style:style style:name="P46" style:family="paragraph" style:parent-style-name="Table_20_Contents">
      <style:text-properties fo:language="en" fo:country="US" officeooo:rsid="001e5db4" officeooo:paragraph-rsid="001f401c"/>
    </style:style>
    <style:style style:name="P47" style:family="paragraph" style:parent-style-name="Table_20_Contents">
      <style:paragraph-properties fo:text-align="end" style:justify-single-word="false"/>
      <style:text-properties fo:language="en" fo:country="US" officeooo:rsid="001cf0e2" officeooo:paragraph-rsid="001cf0e2"/>
    </style:style>
    <style:style style:name="P48" style:family="paragraph" style:parent-style-name="Table_20_Contents">
      <style:text-properties fo:language="en" fo:country="US" officeooo:rsid="001cf0e2" officeooo:paragraph-rsid="001cf0e2"/>
    </style:style>
    <style:style style:name="P49" style:family="paragraph" style:parent-style-name="Table_20_Contents">
      <style:text-properties fo:language="en" fo:country="US" officeooo:rsid="001f401c" officeooo:paragraph-rsid="001f401c"/>
    </style:style>
    <style:style style:name="P50" style:family="paragraph" style:parent-style-name="Table_20_Contents">
      <style:paragraph-properties fo:text-align="end" style:justify-single-word="false"/>
      <style:text-properties fo:language="en" fo:country="US" officeooo:rsid="00209027" officeooo:paragraph-rsid="00209027"/>
    </style:style>
    <style:style style:name="P51" style:family="paragraph" style:parent-style-name="Table_20_Contents">
      <style:text-properties fo:language="en" fo:country="US" officeooo:rsid="0020be8a" officeooo:paragraph-rsid="0020be8a"/>
    </style:style>
    <style:style style:name="P52" style:family="paragraph" style:parent-style-name="Table_20_Contents">
      <style:paragraph-properties fo:text-align="end" style:justify-single-word="false"/>
      <style:text-properties fo:language="en" fo:country="US" officeooo:rsid="0020be8a" officeooo:paragraph-rsid="0020be8a"/>
    </style:style>
    <style:style style:name="P53" style:family="paragraph" style:parent-style-name="Table_20_Contents">
      <style:paragraph-properties fo:text-align="end" style:justify-single-word="false"/>
      <style:text-properties fo:language="en" fo:country="US" officeooo:rsid="0022aec3" officeooo:paragraph-rsid="0022aec3"/>
    </style:style>
    <style:style style:name="P54" style:family="paragraph" style:parent-style-name="Table_20_Contents">
      <style:text-properties fo:language="en" fo:country="US" officeooo:rsid="0022aec3" officeooo:paragraph-rsid="0022aec3"/>
    </style:style>
    <style:style style:name="P55" style:family="paragraph" style:parent-style-name="Table_20_Contents">
      <style:paragraph-properties fo:text-align="end" style:justify-single-word="false"/>
      <style:text-properties fo:language="en" fo:country="US" officeooo:rsid="00254be7" officeooo:paragraph-rsid="00254be7"/>
    </style:style>
    <style:style style:name="P56" style:family="paragraph" style:parent-style-name="Table_20_Contents">
      <style:text-properties fo:language="en" fo:country="US" officeooo:rsid="00254be7" officeooo:paragraph-rsid="00254be7"/>
    </style:style>
    <style:style style:name="P57" style:family="paragraph" style:parent-style-name="Table_20_Contents">
      <style:paragraph-properties fo:text-align="end" style:justify-single-word="false"/>
      <style:text-properties fo:language="en" fo:country="US" officeooo:rsid="0025e077" officeooo:paragraph-rsid="0025e077"/>
    </style:style>
    <style:style style:name="P58" style:family="paragraph" style:parent-style-name="Table_20_Contents">
      <style:text-properties fo:language="en" fo:country="US" officeooo:rsid="0025e077" officeooo:paragraph-rsid="0025e077"/>
    </style:style>
    <style:style style:name="P59" style:family="paragraph" style:parent-style-name="Table_20_Contents">
      <style:paragraph-properties fo:text-align="end" style:justify-single-word="false"/>
      <style:text-properties fo:language="en" fo:country="US" officeooo:rsid="0026a948" officeooo:paragraph-rsid="0026a948"/>
    </style:style>
    <style:style style:name="P60" style:family="paragraph" style:parent-style-name="Table_20_Contents">
      <style:text-properties fo:language="en" fo:country="US" officeooo:rsid="0026a948" officeooo:paragraph-rsid="0026a948"/>
    </style:style>
    <style:style style:name="P61" style:family="paragraph" style:parent-style-name="Table_20_Line_20_Heading">
      <style:text-properties fo:language="en" fo:country="US"/>
    </style:style>
    <style:style style:name="P62" style:family="paragraph" style:parent-style-name="Table_20_Line_20_Heading">
      <style:text-properties fo:language="en" fo:country="US" officeooo:rsid="00063b7b" officeooo:paragraph-rsid="00063b7b"/>
    </style:style>
    <style:style style:name="P63" style:family="paragraph" style:parent-style-name="Table_20_Content_20_Special">
      <style:text-properties fo:language="en" fo:country="US"/>
    </style:style>
    <style:style style:name="P64" style:family="paragraph" style:parent-style-name="Standard" style:list-style-name="L1">
      <style:text-properties fo:language="en" fo:country="US" officeooo:rsid="00040232" officeooo:paragraph-rsid="00040232"/>
    </style:style>
    <style:style style:name="P65" style:family="paragraph" style:parent-style-name="Text_20_body" style:list-style-name="L3">
      <style:text-properties style:font-name="Courier" fo:font-size="10pt" fo:language="en" fo:country="US" officeooo:rsid="000d90c9" officeooo:paragraph-rsid="000d90c9" style:font-size-asian="10pt" style:font-size-complex="10pt"/>
    </style:style>
    <style:style style:name="P66" style:family="paragraph" style:parent-style-name="Text_20_body" style:list-style-name="L4">
      <style:text-properties fo:language="en" fo:country="US" officeooo:paragraph-rsid="000d90c9"/>
    </style:style>
    <style:style style:name="P67" style:family="paragraph" style:parent-style-name="Text_20_body" style:list-style-name="L8">
      <style:text-properties fo:language="en" fo:country="US" officeooo:paragraph-rsid="001bad60"/>
    </style:style>
    <style:style style:name="P68" style:family="paragraph" style:parent-style-name="Text_20_body" style:list-style-name="L5">
      <style:text-properties fo:font-size="11pt" fo:language="en" fo:country="US" officeooo:paragraph-rsid="0018c288" style:font-size-asian="11pt" style:font-size-complex="11pt"/>
    </style:style>
    <style:style style:name="P69" style:family="paragraph" style:parent-style-name="Text_20_body" style:list-style-name="L5">
      <style:text-properties fo:font-size="11pt" fo:language="en" fo:country="US" officeooo:rsid="0018c288" officeooo:paragraph-rsid="0018c288" style:font-size-asian="11pt" style:font-size-complex="11pt"/>
    </style:style>
    <style:style style:name="P70" style:family="paragraph" style:parent-style-name="Text_20_body" style:list-style-name="L6">
      <style:text-properties fo:font-size="11pt" fo:language="en" fo:country="US" officeooo:rsid="0018c288" officeooo:paragraph-rsid="0018c288" style:font-size-asian="11pt" style:font-size-complex="11pt"/>
    </style:style>
    <style:style style:name="P71" style:family="paragraph" style:parent-style-name="Text_20_body" style:list-style-name="L7">
      <style:text-properties fo:font-size="11pt" fo:language="en" fo:country="US" officeooo:rsid="0018c288" officeooo:paragraph-rsid="0018c288" style:font-size-asian="11pt" style:font-size-complex="11pt"/>
    </style:style>
    <style:style style:name="P72" style:family="paragraph" style:parent-style-name="Text_20_body">
      <style:text-properties fo:font-size="11pt" fo:language="en" fo:country="US" officeooo:paragraph-rsid="0018c288" style:font-size-asian="11pt" style:font-size-complex="11pt"/>
    </style:style>
    <style:style style:name="P73" style:family="paragraph" style:parent-style-name="Heading_20_1">
      <style:text-properties fo:language="en" fo:country="US"/>
    </style:style>
    <style:style style:name="P74" style:family="paragraph" style:parent-style-name="Heading_20_1">
      <style:paragraph-properties fo:break-before="page"/>
      <style:text-properties fo:language="en" fo:country="US"/>
    </style:style>
    <style:style style:name="P75" style:family="paragraph" style:parent-style-name="Heading_20_1">
      <style:paragraph-properties fo:break-before="page"/>
      <style:text-properties fo:language="en" fo:country="US" officeooo:rsid="000cb25c" officeooo:paragraph-rsid="000cb25c"/>
    </style:style>
    <style:style style:name="P76" style:family="paragraph" style:parent-style-name="Heading_20_2">
      <style:text-properties fo:language="en" fo:country="US"/>
    </style:style>
    <style:style style:name="P77" style:family="paragraph" style:parent-style-name="Heading_20_2">
      <style:paragraph-properties fo:break-before="page"/>
      <style:text-properties fo:language="en" fo:country="US"/>
    </style:style>
    <style:style style:name="P78" style:family="paragraph" style:parent-style-name="Heading_20_2">
      <style:paragraph-properties fo:break-before="page"/>
      <style:text-properties fo:language="en" fo:country="US" officeooo:rsid="00063b7b" officeooo:paragraph-rsid="00063b7b"/>
    </style:style>
    <style:style style:name="P79" style:family="paragraph" style:parent-style-name="Table_20_Contents_20_small" style:list-style-name="L2">
      <style:text-properties fo:language="en" fo:country="US"/>
    </style:style>
    <style:style style:name="P80" style:family="paragraph" style:parent-style-name="Table_20_Contents_20_small" style:list-style-name="L2">
      <style:text-properties fo:language="en" fo:country="US" officeooo:paragraph-rsid="0008e5ab"/>
    </style:style>
    <style:style style:name="P81" style:family="paragraph">
      <loext:graphic-properties draw:fill="none" draw:fill-color="#ffffff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3" style:family="paragraph">
      <loext:graphic-properties draw:fill="none" draw:fill-color="#ffffff"/>
      <style:text-properties fo:color="#808080" fo:font-style="italic" style:font-style-asian="italic" style:font-style-complex="italic"/>
    </style:style>
    <style:style style:name="P84" style:family="paragraph">
      <loext:graphic-properties draw:fill="none" draw:fill-color="#ffffff"/>
      <style:text-properties fo:color="#808080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c288" style:font-style-asian="italic" style:font-style-complex="italic"/>
    </style:style>
    <style:style style:name="T3" style:family="text">
      <style:text-properties officeooo:rsid="00080dc7" style:font-size-asian="10.5pt"/>
    </style:style>
    <style:style style:name="T4" style:family="text">
      <style:text-properties officeooo:rsid="0008e5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90c9" style:font-weight-asian="bold" style:font-weight-complex="bold"/>
    </style:style>
    <style:style style:name="T7" style:family="text">
      <style:text-properties fo:font-weight="bold" officeooo:rsid="0018c288" style:font-weight-asian="bold" style:font-weight-complex="bold"/>
    </style:style>
    <style:style style:name="T8" style:family="text">
      <style:text-properties fo:font-weight="bold" officeooo:rsid="001f401c" style:font-weight-asian="bold" style:font-weight-complex="bold"/>
    </style:style>
    <style:style style:name="T9" style:family="text">
      <style:text-properties fo:font-weight="bold" officeooo:rsid="001bad60" style:font-weight-asian="bold" style:font-weight-complex="bold"/>
    </style:style>
    <style:style style:name="T10" style:family="text">
      <style:text-properties officeooo:rsid="000d90c9"/>
    </style:style>
    <style:style style:name="T11" style:family="text">
      <style:text-properties fo:color="#0000ff"/>
    </style:style>
    <style:style style:name="T12" style:family="text">
      <style:text-properties officeooo:rsid="001353e9"/>
    </style:style>
    <style:style style:name="T13" style:family="text">
      <style:text-properties style:font-name="Courier" fo:font-weight="bold" style:font-weight-asian="bold" style:font-weight-complex="bold"/>
    </style:style>
    <style:style style:name="T14" style:family="text">
      <style:text-properties officeooo:rsid="0018c288"/>
    </style:style>
    <style:style style:name="T15" style:family="text">
      <style:text-properties officeooo:rsid="001e5db4"/>
    </style:style>
    <style:style style:name="T16" style:family="text">
      <style:text-properties officeooo:rsid="001f401c"/>
    </style:style>
    <style:style style:name="T17" style:family="text">
      <style:text-properties style:text-position="sub 58%"/>
    </style:style>
    <style:style style:name="T18" style:family="text">
      <style:text-properties officeooo:rsid="001bad6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0.5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text-position="0% 100%" style:font-name="Liberation Serif" fo:font-size="1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6pt" style:language-asian="zh" style:country-asian="CN" style:font-style-asian="italic" style:font-weight-asian="normal" style:font-name-complex="FreeSans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3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28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Headpage">
        <text:h text:style-name="P73" text:outline-level="1"><draw:frame text:anchor-type="paragraph" draw:z-index="0" draw:style-name="gr1" draw:text-style-name="P81" svg:width="8.279cm" svg:height="1.138cm" svg:x="0.39cm" svg:y="0.088cm"><draw:text-box><text:p><text:span text:style-name="T20">A Versatile Labtool</text:span></text:p></draw:text-box></draw:frame><draw:frame text:anchor-type="paragraph" draw:z-index="1" draw:style-name="gr2" draw:text-style-name="P83" svg:width="3.761cm" svg:height="1.228cm" svg:x="9.008cm" svg:y="0.203cm"><draw:text-box><text:p text:style-name="P82"><text:span text:style-name="T21">jithinbp.in/vLabtool</text:span></text:p><text:p text:style-name="P82"><text:span text:style-name="T21">Videos, sample code</text:span></text:p></draw:text-box></draw:frame><draw:frame draw:style-name="fr4" draw:name="Image1" text:anchor-type="paragraph" svg:x="12.769cm" svg:y="0.203cm" svg:width="3.87cm" svg:height="2.863cm" draw:z-index="2"><draw:image xlink:href="../images/wave.png" xlink:type="simple" xlink:show="embed" xlink:actuate="onLoad"/></draw:frame><draw:frame draw:style-name="fr4" draw:name="Image2" text:anchor-type="paragraph" svg:x="11.411cm" svg:y="1.256cm" svg:width="1.055cm" svg:height="1.7cm" draw:z-index="4"><draw:image xlink:href="../images/phone.png" xlink:type="simple" xlink:show="embed" xlink:actuate="onLoad"/></draw:frame><draw:frame text:anchor-type="paragraph" draw:z-index="3" draw:style-name="gr3" draw:text-style-name="P84" svg:width="3.275cm" svg:height="0.662cm" svg:x="0.496cm" svg:y="1.505cm"><draw:text-box><text:p text:style-name="P82"><text:span text:style-name="T22">User Manual</text:span></text:p></draw:text-box></draw:frame>Introduction</text:h>
        <text:list xml:id="list4427530878790509608" text:style-name="L1">
          <text:list-item>
            <text:p text:style-name="P64"><draw:frame draw:style-name="fr4" draw:name="Image3" text:anchor-type="paragraph" svg:x="3.173cm" svg:y="1.304cm" svg:width="10.257cm" svg:height="6.218cm" draw:z-index="5"><draw:image xlink:href="../images/vlabtool.png" xlink:type="simple" xlink:show="embed" xlink:actuate="onLoad"/></draw:frame>A cost effective, multi-pronged data acquisition and control instrument to turn your computer into a workbench for science and electronics experiments .</text:p>
          </text:list-item>
        </text:list>
        <text:h text:style-name="P76" text:outline-level="2">Plug<text:tab/> and Play multitool with Experiment Oriented Apps.</text:h>
        <text:p text:style-name="P2"><draw:frame draw:style-name="fr1" draw:name="Frame1" text:anchor-type="paragraph" svg:x="1.85cm" svg:y="0.42cm" svg:width="5.3cm" draw:z-index="6"><draw:text-box fo:min-height="4.001cm"><text:p text:style-name="P12"><draw:frame draw:style-name="fr5" draw:name="Image4" text:anchor-type="paragraph" svg:width="5.3cm" svg:height="4.001cm" style:rel-height="scale" draw:z-index="7"><draw:image xlink:href="../images/ubuntu.png" xlink:type="simple" xlink:show="embed" xlink:actuate="onLoad"/></draw:frame>Version 12.04 or Greater</text:p></draw:text-box></draw:frame><draw:frame draw:style-name="fr2" draw:name="Frame2" text:anchor-type="paragraph" svg:x="10.47cm" svg:y="0.42cm" svg:width="4.189cm" draw:z-index="8"><draw:text-box fo:min-height="4.001cm"><text:p text:style-name="P10"><draw:frame draw:style-name="fr6" draw:name="Image5" text:anchor-type="paragraph" svg:width="4.189cm" svg:height="4.001cm" style:rel-height="scale" draw:z-index="9"><draw:image xlink:href="../images/python.png" xlink:type="simple" xlink:show="embed" xlink:actuate="onLoad"/></draw:frame>Version 2.7 or Greater</text:p></draw:text-box></draw:frame></text:p>
      </text:section>
      <text:p text:style-name="P1"/>
      <text:h text:style-name="P78" text:outline-level="2">Feature Summary</text:h>
      <text:p text:style-name="P19">Calibrated Against Professional equipment for high accurac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Feature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18">Socket Labels</text:p>
          </table:table-cell>
          <table:table-cell table:style-name="Table1.D1" office:value-type="string">
            <text:p text:style-name="P18"><text:s/>Range</text:p>
          </table:table-cell>
        </table:table-row>
        <table:table-row>
          <table:table-cell table:style-name="Table1.A2" office:value-type="string">
            <text:p text:style-name="P61">Analog Inputs</text:p>
          </table:table-cell>
          <table:table-cell table:style-name="Table1.B2" office:value-type="string">
            <text:p text:style-name="P14">Up to 10 analog inputs with various voltage ranges.</text:p>
            <text:p text:style-name="P14"><text:s/>Programmable gain and offset control.</text:p>
            <text:p text:style-name="P14"><text:s/>12-bit voltage measurement. Up-to 1MSPS sampling.</text:p>
            <text:p text:style-name="P14"><text:s/><text:span text:style-name="T1">5ppm</text:span>, 3.3V Voltage Reference</text:p>
          </table:table-cell>
          <table:table-cell table:style-name="Table1.C8" office:value-type="string">
            <text:p text:style-name="P22"><text:s/>CH1, CH2</text:p>
            <text:p text:style-name="P22"><text:s/>CH3,</text:p>
            <text:p text:style-name="P22"><text:s/>CH4 - CH7</text:p>
            <text:p text:style-name="P22"><text:s/>SEN</text:p>
            <text:p text:style-name="P22"><text:s/>I2V</text:p>
          </table:table-cell>
          <table:table-cell table:style-name="Table1.D2" office:value-type="string">
            <text:p text:style-name="P22"><text:s/>±16Volts</text:p>
            <text:p text:style-name="P22"><text:s/>±3.3Volts</text:p>
            <text:p text:style-name="P22"><text:s/>0 − 3.3V</text:p>
            <text:p text:style-name="P22"><text:s/>0 − 3.3V</text:p>
            <text:p text:style-name="P22"><text:s/>±3.3mA</text:p>
          </table:table-cell>
        </table:table-row>
        <table:table-row>
          <table:table-cell table:style-name="Table1.A2" office:value-type="string">
            <text:p text:style-name="P62">Analog Outputs</text:p>
          </table:table-cell>
          <table:table-cell table:style-name="Table1.B3" office:value-type="string">
            <text:p text:style-name="P14">Programmable Voltage Sources (12-bit)</text:p>
            <text:p text:style-name="P14"/>
            <text:p text:style-name="P14"/>
            <text:p text:style-name="P14">Programmable Constant Current Source</text:p>
          </table:table-cell>
          <table:table-cell table:style-name="Table1.C8" office:value-type="string">
            <text:p text:style-name="P14"><text:s/>PVS1</text:p>
            <text:p text:style-name="P14"><text:s/>PVS2</text:p>
            <text:p text:style-name="P14"><text:s/>PVS3</text:p>
            <text:p text:style-name="P14"><text:s/>PCS</text:p>
            <text:p text:style-name="P14"><text:s/></text:p>
          </table:table-cell>
          <table:table-cell table:style-name="Table1.D3" office:value-type="string">
            <text:p text:style-name="P14">±5V</text:p>
            <text:p text:style-name="P14">±3.3V</text:p>
            <text:p text:style-name="P14">0 − 3.3V</text:p>
            <text:p text:style-name="P14">0 − 3.3mA</text:p>
          </table:table-cell>
        </table:table-row>
        <table:table-row>
          <table:table-cell table:style-name="Table1.A2" office:value-type="string">
            <text:p text:style-name="P62">Digital Inputs</text:p>
          </table:table-cell>
          <table:table-cell table:style-name="Table1.B4" office:value-type="string">
            <text:p text:style-name="P14"><text:span text:style-name="T3">4 </text:span>×<text:span text:style-name="T3"> TTL compatible digital Inputs.</text:span></text:p>
            <text:p text:style-name="P14"><text:s/>Logic Analyzer</text:p>
            <text:p text:style-name="P14">Frequency Counter (0-30MHz),</text:p>
            <text:p text:style-name="P14">time measurement routines</text:p>
            <text:p text:style-name="P14">±2.5ppm, 12M Hz Reference oscillator</text:p>
          </table:table-cell>
          <table:table-cell table:style-name="Table1.C8" office:value-type="string">
            <text:p text:style-name="P14">ID1 - ID4</text:p>
          </table:table-cell>
          <table:table-cell table:style-name="Table1.D4" office:value-type="string">
            <text:p text:style-name="P14">0-5 V</text:p>
          </table:table-cell>
        </table:table-row>
        <table:table-row>
          <table:table-cell table:style-name="Table1.A2" office:value-type="string">
            <text:p text:style-name="P62">Waveform</text:p>
            <text:p text:style-name="P62"><text:s/>Generators</text:p>
          </table:table-cell>
          <table:table-cell table:style-name="Table1.B5" office:value-type="string">
            <text:list xml:id="list3104288763638107773" text:style-name="L2">
              <text:list-item>
                <text:p text:style-name="P79">Sine/triangle wave.</text:p>
                <text:p text:style-name="P79">Programmable frequency : 28-bit resolution</text:p>
                <text:p text:style-name="P80">Manual Amplitude Control</text:p>
              </text:list-item>
              <text:list-item>
                <text:p text:style-name="P80">Sine wave</text:p>
                <text:p text:style-name="P80">Fixed Frequency</text:p>
                <text:p text:style-name="P80">Fixed Amplitude</text:p>
              </text:list-item>
              <text:list-item>
                <text:p text:style-name="P80">4 × Phase Correlated Square Waves</text:p>
                <text:p text:style-name="P80">Frequency</text:p>
                <text:p text:style-name="P80">Phase difference maximum resolution</text:p>
                <text:p text:style-name="P80">Duty Cycle maximum resolution</text:p>
                <text:p text:style-name="P80">Also functions as simple state selectable output</text:p>
              </text:list-item>
            </text:list>
          </table:table-cell>
          <table:table-cell table:style-name="Table1.C8" office:value-type="string">
            <text:p text:style-name="P14"><text:s/>Wavegen</text:p>
            <text:p text:style-name="P15"><text:s/></text:p>
            <text:p text:style-name="P15"/>
            <text:p text:style-name="P15">SINE</text:p>
            <text:p text:style-name="P15"><text:s/></text:p>
            <text:p text:style-name="P15"/>
            <text:p text:style-name="P14">SQ1 - SQ4</text:p>
          </table:table-cell>
          <table:table-cell table:style-name="Table1.D5" office:value-type="string">
            <text:p text:style-name="P14"><text:s/></text:p>
            <text:p text:style-name="P14"><text:s/>5Hz - 2MHz</text:p>
            <text:p text:style-name="P14"><text:s/>0-4 Volts</text:p>
            <text:p text:style-name="P14"><text:s/></text:p>
            <text:p text:style-name="P14"><text:s/>14 <text:span text:style-name="T4">k</text:span>Hz</text:p>
            <text:p text:style-name="P14"><text:s/>±4Volts</text:p>
            <text:p text:style-name="P14"><text:s/>0 − 5Volts</text:p>
            <text:p text:style-name="P14"><text:s/>10Hz-<text:span text:style-name="T4">1</text:span>6MHz</text:p>
            <text:p text:style-name="P14"><text:s/>15nS</text:p>
            <text:p text:style-name="P14"><text:s/>15nS</text:p>
          </table:table-cell>
        </table:table-row>
        <table:table-row>
          <table:table-cell table:style-name="Table1.A2" office:value-type="string">
            <text:p text:style-name="P62">Wireless Nodes</text:p>
          </table:table-cell>
          <table:table-cell table:style-name="Table1.B6" office:value-type="string">
            <text:p text:style-name="P14">Battery Powered add-on units.</text:p>
            <text:p text:style-name="P14">Power Source</text:p>
            <text:p text:style-name="P17">Acts as a wireless bridge for various sensors</text:p>
            <text:p text:style-name="P17">Multiple Nodes can be used together</text:p>
            <text:p text:style-name="P17">Can also control relays and read voltages</text:p>
          </table:table-cell>
          <table:table-cell table:style-name="Table1.C8" office:value-type="string">
            <text:p text:style-name="P14"/>
            <text:p text:style-name="P14">Cell/Adapter</text:p>
            <text:p text:style-name="P14"/>
          </table:table-cell>
          <table:table-cell table:style-name="Table1.D6" office:value-type="string">
            <text:p text:style-name="P14"/>
            <text:p text:style-name="P14">3.7-4.2 V</text:p>
          </table:table-cell>
        </table:table-row>
        <table:table-row>
          <table:table-cell table:style-name="Table1.A2" office:value-type="string">
            <text:p text:style-name="P62">Data Buses</text:p>
          </table:table-cell>
          <table:table-cell table:style-name="Table1.B7" office:value-type="string">
            <text:p text:style-name="P14">I2C : Master</text:p>
            <text:p text:style-name="P16"><text:s/>Commonly Used by numerous sensor ICs</text:p>
            <text:p text:style-name="P14">SPI : Master</text:p>
            <text:p text:style-name="P16"><text:s/>Chip Select pins</text:p>
            <text:p text:style-name="P14"><text:s/>UART</text:p>
          </table:table-cell>
          <table:table-cell table:style-name="Table1.C8" office:value-type="string">
            <text:p text:style-name="P14">SCL,SDA</text:p>
            <text:p text:style-name="P14"/>
            <text:p text:style-name="P14">SCK,SDI,SDO</text:p>
            <text:p text:style-name="P14"/>
            <text:p text:style-name="P14">CS1 , CS2</text:p>
          </table:table-cell>
          <table:table-cell table:style-name="Table1.D7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62">Expansion Slot</text:p>
          </table:table-cell>
          <table:table-cell table:style-name="Table1.B8" office:value-type="string">
            <text:p text:style-name="P14">20 - pin Socket designed to accommodate</text:p>
            <text:p text:style-name="P14">add-on modules.</text:p>
            <text:p text:style-name="P14">Selection includes SPI,I2C,Analog IO,Digital IO,</text:p>
            <text:p text:style-name="P14">16MHz TTL output, and a DC Sine Wave.</text:p>
          </table:table-cell>
          <table:table-cell table:style-name="Table1.C8" office:value-type="string">
            <text:p text:style-name="P21"/>
          </table:table-cell>
          <table:table-cell table:style-name="Table1.D8" office:value-type="string">
            <text:p text:style-name="P21"/>
          </table:table-cell>
        </table:table-row>
      </table:table>
      <text:p text:style-name="P19"/>
      <text:h text:style-name="P75" text:outline-level="1">Installing the software</text:h>
      <text:p text:style-name="P3">.</text:p>
      <text:p text:style-name="P4">The device has been tested on Debian based distributions: Ubuntu 12.04 and above, and Raspbian Wheezy. Windows support pending.</text:p>
      <text:h text:style-name="P76" text:outline-level="2">System Requiremen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Processor</text:p>
          </table:table-cell>
          <table:table-cell table:style-name="Table2.A1" office:value-type="string">
            <text:p text:style-name="P23"><text:s/><text:span text:style-name="T5">Entry level PCs as well as Netbooks running Intel Atom processors are</text:span></text:p>
            <text:p text:style-name="P23"><text:span text:style-name="T5">supported</text:span>. <text:s/>No special hardware required. Tested with the Raspberry Pi 2..</text:p>
          </table:table-cell>
        </table:table-row>
        <table:table-row>
          <table:table-cell table:style-name="Table2.A1" office:value-type="string">
            <text:p text:style-name="P24">Display</text:p>
          </table:table-cell>
          <table:table-cell table:style-name="Table2.A1" office:value-type="string">
            <text:p text:style-name="P25">Graphical Utilities are scalable down to 800x600 without scrollbars entering</text:p>
            <text:p text:style-name="P25">into the picture.</text:p>
            <text:p text:style-name="P23">Accelerated Graphics are only required if responsive 3D plots are being used</text:p>
          </table:table-cell>
        </table:table-row>
      </table:table>
      <text:h text:style-name="P76" text:outline-level="2">Installating dependencies</text:h>
      <text:p text:style-name="P5">Run the following commands on a terminal (CTRL-ALT-T) :</text:p>
      <text:list xml:id="list2353496521255789371" text:style-name="L3">
        <text:list-item>
          <text:p text:style-name="P65">sudo apt-get install python-qt4 python-opengl python-qt4-gl python-scipy</text:p>
          <text:p text:style-name="P65">python-numpy ipython-qtconsole python-setuptools python-sip</text:p>
        </text:list-item>
        <text:list-item>
          <text:p text:style-name="P65">sudo easy_install pyqtgraph</text:p>
        </text:list-item>
        <text:list-item>
          <text:p text:style-name="P65">sudo easy_install vLabtool</text:p>
        </text:list-item>
      </text:list>
      <text:h text:style-name="P76" text:outline-level="2">List of Installed Software</text:h>
      <text:p text:style-name="P5">The Following is an incomplete list of graphical applications that have been installed along with the Python module, and can be run from a terminal</text:p>
      <text:list xml:id="list8600483844894095259" text:style-name="L4">
        <text:list-item>
          <text:p text:style-name="P66"><text:span text:style-name="T6">vLabtool-scope</text:span><text:span text:style-name="T10">, 2-channel Oscilloscope, 4-chan Logic Analyzer, Peripheral control and curve fitting abilities.</text:span></text:p>
        </text:list-item>
        <text:list-item>
          <text:p text:style-name="P66"><text:span text:style-name="T6">vLabtool-stream</text:span><text:span text:style-name="T10">, Designed to continuously plot values from any function from the vLabtool Python module that returns an integer/decimal.</text:span></text:p>
        </text:list-item>
        <text:list-item>
          <text:p text:style-name="P66"><text:span text:style-name="T6">vLabtool-sensorDemo</text:span><text:span text:style-name="T10">, Auto-Detects sensors connected to the I2C expansion slot, and allows plotting their readings in real time., This requires the sensor class to be installed, and several are supported by default.</text:span></text:p>
        </text:list-item>
        <text:list-item>
          <text:p text:style-name="P66"><text:span text:style-name="T6">vLabtool-console</text:span><text:span text:style-name="T10">, Launches an iPython console with the initialization functions already carried out., A plotting window is also incorporated, and can used with a single function call.</text:span></text:p>
        </text:list-item>
        <text:list-item>
          <text:p text:style-name="P66"><text:span text:style-name="T6">vLabtool-wirelessDemo</text:span><text:span text:style-name="T10">, Auto Detects wireless nodes in the vicinity, and lists their addresses and connected sensors, It plots data from multiple sensors in real time.</text:span></text:p>
        </text:list-item>
        <text:list-item>
          <text:p text:style-name="P66"><text:span text:style-name="T6">vLabtool-bodePlots</text:span><text:span text:style-name="T10">, Uses the programmable sine wave generator and analog inputs to obtain the frequency and phase response of filters.</text:span></text:p>
        </text:list-item>
        <text:list-item>
          <text:p text:style-name="P66"><text:span text:style-name="T6">vLabtool-diodeIV</text:span><text:span text:style-name="T10">, Plots the Current-Voltage characteristics of a diode. Also forms a surface plot of multiple curves to study the temperature dependence</text:span></text:p>
        </text:list-item>
      </text:list>
      <text:h text:style-name="P74" text:outline-level="1">Testing : <text:span text:style-name="T11">Oscilloscope Application</text:span></text:h>
      <text:p text:style-name="P8">Copy the following command and run it on a terminal: <text:span text:style-name="T13">vLabtool-scope</text:span></text:p>
      <text:p text:style-name="P2"><draw:frame draw:style-name="fr3" draw:name="Frame3" text:anchor-type="paragraph" svg:width="17cm" draw:z-index="10"><draw:text-box fo:min-height="9.537cm"><text:p text:style-name="P11"><draw:frame draw:style-name="fr6" draw:name="Image6" text:anchor-type="paragraph" svg:width="17cm" svg:height="9.537cm" style:rel-height="scale" draw:z-index="11"><draw:image xlink:href="../images/shot-oscillo.png" xlink:type="simple" xlink:show="embed" xlink:actuate="onLoad"/></draw:frame>Screenshot <text:span text:style-name="T12">o</text:span>f the oscilloscope utility plotting a sine waves generated by the waveform generators.</text:p><text:p text:style-name="P11">The data has also been fitted, and the results displayed in the bottom section.</text:p></draw:text-box></draw:frame></text:p>
      <text:h text:style-name="P76" text:outline-level="2">Control widgets in the Analog Signals sectio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/>
          </table:table-cell>
          <table:table-cell table:style-name="Table3.B1" office:value-type="string">
            <text:p text:style-name="P63">CH1 : Channel 1 of the oscilloscope</text:p>
          </table:table-cell>
        </table:table-row>
        <table:table-row>
          <table:table-cell table:style-name="Table3.A2" office:value-type="string">
            <text:p text:style-name="P35">Remappable </text:p>
          </table:table-cell>
          <table:table-cell table:style-name="Table3.B2" office:value-type="string">
            <text:p text:style-name="P34"><text:span text:style-name="T5">Not restricted to ’CH1’ input socket. This</text:span> is a very flexible acquisition channel, and can be mapped to any of the analog inputs via a drop down menu located at the top corner, It also Features 12-bit offset control via a slider.</text:p>
          </table:table-cell>
        </table:table-row>
        <table:table-row>
          <table:table-cell table:style-name="Table3.A7" office:value-type="string">
            <text:p text:style-name="P35"/>
          </table:table-cell>
          <table:table-cell table:style-name="Table3.B7" office:value-type="string">
            <text:p text:style-name="P63">CH2 : Channel 2 of the oscilloscope</text:p>
          </table:table-cell>
        </table:table-row>
        <table:table-row>
          <table:table-cell table:style-name="Table3.A7" office:value-type="string">
            <text:p text:style-name="P35">Fixed </text:p>
          </table:table-cell>
          <table:table-cell table:style-name="Table3.B7" office:value-type="string">
            <text:p text:style-name="P26">This channel can only record the signals input to the socket labeled CH2.</text:p>
          </table:table-cell>
        </table:table-row>
        <table:table-row>
          <table:table-cell table:style-name="Table3.A7" office:value-type="string">
            <text:p text:style-name="P35"/>
          </table:table-cell>
          <table:table-cell table:style-name="Table3.B7" office:value-type="string">
            <text:p text:style-name="P63">TRIGGER : Allows selecting the channel to trigger the oscilloscope</text:p>
          </table:table-cell>
        </table:table-row>
        <table:table-row>
          <table:table-cell table:style-name="Table3.A6" office:value-type="string">
            <text:p text:style-name="P35">Level </text:p>
          </table:table-cell>
          <table:table-cell table:style-name="Table3.B6" office:value-type="string">
            <text:p text:style-name="P26">The rotary dial sets the trigger level, and this is also reflected in a marker</text:p>
            <text:p text:style-name="P26">located on the plot.</text:p>
          </table:table-cell>
        </table:table-row>
        <table:table-row>
          <table:table-cell table:style-name="Table3.A7" office:value-type="string">
            <text:p text:style-name="P35">Channel </text:p>
          </table:table-cell>
          <table:table-cell table:style-name="Table3.B7" office:value-type="string">
            <text:p text:style-name="P34"><text:span text:style-name="T5">The drop down menu allows selecting the trigger channel</text:span>, If CH1 is selected,</text:p>
            <text:p text:style-name="P34">the trigger signal will be obtained from the channel it has been mapped to.</text:p>
          </table:table-cell>
        </table:table-row>
        <table:table-row>
          <table:table-cell table:style-name="Table3.A8" office:value-type="string">
            <text:p text:style-name="P35"/>
          </table:table-cell>
          <table:table-cell table:style-name="Table3.B8" office:value-type="string">
            <text:p text:style-name="P63">Time Gap : Specify the time scale of the oscilloscope</text:p>
          </table:table-cell>
        </table:table-row>
        <table:table-row>
          <table:table-cell table:style-name="Table3.A9" office:value-type="string">
            <text:p text:style-name="P35">Dial </text:p>
          </table:table-cell>
          <table:table-cell table:style-name="Table3.B9" office:value-type="string">
            <text:p text:style-name="P34">Set the delay(in µs) between each successive data point.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9">Sine Fit :Uses Scipy to fit the data against a sine function</text:p>
          </table:table-cell>
        </table:table-row>
        <table:table-row>
          <table:table-cell table:style-name="Table4.A1" office:value-type="string">
            <text:p text:style-name="P36">Menu 1</text:p>
          </table:table-cell>
          <table:table-cell table:style-name="Table4.A1" office:value-type="string">
            <text:p text:style-name="P37"><text:span text:style-name="T5">Select input data channel for fitting</text:span>, Uses Scipy.optimize and obtains frequency, amplitude, phase and offset values.</text:p>
          </table:table-cell>
        </table:table-row>
        <table:table-row>
          <table:table-cell table:style-name="Table4.A1" office:value-type="string">
            <text:p text:style-name="P36">Menu 2</text:p>
          </table:table-cell>
          <table:table-cell table:style-name="Table4.A1" office:value-type="string">
            <text:p text:style-name="P27">Select a second input data channel for fitting.</text:p>
          </table:table-cell>
        </table:table-row>
        <table:table-row>
          <table:table-cell table:style-name="Table4.A1" office:value-type="string">
            <text:p text:style-name="P36">checkbox</text:p>
          </table:table-cell>
          <table:table-cell table:style-name="Table4.A1" office:value-type="string">
            <text:p text:style-name="P27">Overlay the fitted results.</text:p>
          </table:table-cell>
        </table:table-row>
        <table:table-row>
          <table:table-cell table:style-name="Table4.A1" office:value-type="string">
            <text:p text:style-name="P36">Results</text:p>
          </table:table-cell>
          <table:table-cell table:style-name="Table4.A1" office:value-type="string">
            <text:p text:style-name="P27">The fitted values: Amplitude, Freq, Phase, Offset are displayed in the message window at the bottom of the screen.</text:p>
          </table:table-cell>
        </table:table-row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19">Lissajous : XY Plots</text:p>
          </table:table-cell>
        </table:table-row>
        <table:table-row>
          <table:table-cell table:style-name="Table4.A1" office:value-type="string">
            <text:p text:style-name="P36">Menu 1</text:p>
          </table:table-cell>
          <table:table-cell table:style-name="Table4.A1" office:value-type="string">
            <text:p text:style-name="P27">Select input data channel for X-axis.</text:p>
          </table:table-cell>
        </table:table-row>
        <table:table-row>
          <table:table-cell table:style-name="Table4.A1" office:value-type="string">
            <text:p text:style-name="P36">Menu 2</text:p>
          </table:table-cell>
          <table:table-cell table:style-name="Table4.A1" office:value-type="string">
            <text:p text:style-name="P27">Select input data channel for Y-axis.</text:p>
          </table:table-cell>
        </table:table-row>
        <table:table-row>
          <table:table-cell table:style-name="Table4.A1" office:value-type="string">
            <text:p text:style-name="P36">show</text:p>
          </table:table-cell>
          <table:table-cell table:style-name="Table4.A1" office:value-type="string">
            <text:p text:style-name="P27">Enable/Disable Lissajous overlay.</text:p>
          </table:table-cell>
        </table:table-row>
        <table:table-row>
          <table:table-cell table:style-name="Table4.A1" office:value-type="string">
            <text:p text:style-name="P36">Animate</text:p>
          </table:table-cell>
          <table:table-cell table:style-name="Table4.A1" office:value-type="string">
            <text:p text:style-name="P27">Pause data acquisition and animate the formation of the X-Y plot.</text:p>
          </table:table-cell>
        </table:table-row>
      </table:table>
      <text:h text:style-name="P76" text:outline-level="2">Control widgets in the Peripherals section</text:h>
      <text:p text:style-name="P2"><draw:frame draw:style-name="fr3" draw:name="Frame4" text:anchor-type="paragraph" svg:width="17cm" draw:z-index="12"><draw:text-box fo:min-height="9.11cm"><text:p text:style-name="P13"><draw:frame draw:style-name="fr6" draw:name="Image7" text:anchor-type="paragraph" svg:width="17cm" svg:height="9.11cm" style:rel-height="scale" draw:z-index="13"><draw:image xlink:href="../images/shot-lissajous.png" xlink:type="simple" xlink:show="embed" xlink:actuate="onLoad"/></draw:frame>Screenshot Of the oscilloscope utility showing the peripherals section. The Lissajous plot has been enabled in the Analog section.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0">PVS1</text:p>
          </table:table-cell>
          <table:table-cell table:style-name="Table5.A1" office:value-type="string">
            <text:p text:style-name="P39"><text:span text:style-name="T5">Range </text:span>: ±5V , Set the output voltage on PVS1 socket., Max Current 5mA.</text:p>
          </table:table-cell>
        </table:table-row>
        <table:table-row>
          <table:table-cell table:style-name="Table5.A1" office:value-type="string">
            <text:p text:style-name="P40">PVS2</text:p>
          </table:table-cell>
          <table:table-cell table:style-name="Table5.A1" office:value-type="string">
            <text:p text:style-name="P39"><text:span text:style-name="T5">Range</text:span> : ±3.3V , Set the output voltage on PVS2 socket., Max Current 5mA.</text:p>
          </table:table-cell>
        </table:table-row>
        <table:table-row>
          <table:table-cell table:style-name="Table5.A1" office:value-type="string">
            <text:p text:style-name="P40">PVS3</text:p>
          </table:table-cell>
          <table:table-cell table:style-name="Table5.A1" office:value-type="string">
            <text:p text:style-name="P39"><text:span text:style-name="T5">Range</text:span> : 0 − 3V , Set the output voltage on PVS3 socket., Max Current 5mA.</text:p>
          </table:table-cell>
        </table:table-row>
        <table:table-row>
          <table:table-cell table:style-name="Table5.A1" office:value-type="string">
            <text:p text:style-name="P40">PCS</text:p>
          </table:table-cell>
          <table:table-cell table:style-name="Table5.A1" office:value-type="string">
            <text:p text:style-name="P39"><text:span text:style-name="T5">Range</text:span> : 0 − 3.3mA, Set the output current on PCS socket. Current subject to load resistance, PCS and PVS3 are linked, and only one can be used at a time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Wavegen </text:p>
          </table:table-cell>
          <table:table-cell table:style-name="Table6.A1" office:value-type="string">
            <text:p text:style-name="P39"><text:span text:style-name="T5">Range</text:span> : <text:span text:style-name="T1">0 − 2M Hz, Set the output frequency of the waveform generator., Max resolution 0.04Hz., Amplitude control(±1mV − ±4V ) via physical knob located on the device.</text:span></text:p>
          </table:table-cell>
        </table:table-row>
        <table:table-row>
          <table:table-cell table:style-name="Table6.A1" office:value-type="string">
            <text:p text:style-name="P38"/>
          </table:table-cell>
          <table:table-cell table:style-name="Table6.A1" office:value-type="string">
            <text:p text:style-name="P19">Phase Correlated Square Waves (SQ1,SQ2,SQ3,SQ4)</text:p>
          </table:table-cell>
        </table:table-row>
        <table:table-row>
          <table:table-cell table:style-name="Table6.A1" office:value-type="string">
            <text:p text:style-name="P40">Frequency </text:p>
          </table:table-cell>
          <table:table-cell table:style-name="Table6.A1" office:value-type="string">
            <text:p text:style-name="P39"><text:span text:style-name="T5">Range</text:span> :<text:span text:style-name="T1"> 0 − 8M Hz, Set the output frequency of all four square waves.,</text:span></text:p>
            <text:p text:style-name="P41">Resolution:15nS.</text:p>
          </table:table-cell>
        </table:table-row>
        <table:table-row>
          <table:table-cell table:style-name="Table6.A1" office:value-type="string">
            <text:p text:style-name="P40">Output </text:p>
          </table:table-cell>
          <table:table-cell table:style-name="Table6.A1" office:value-type="string">
            <text:p text:style-name="P28">Select the Output socket to configure.</text:p>
          </table:table-cell>
        </table:table-row>
        <table:table-row>
          <table:table-cell table:style-name="Table6.A1" office:value-type="string">
            <text:p text:style-name="P40">Phase Duty </text:p>
          </table:table-cell>
          <table:table-cell table:style-name="Table6.A1" office:value-type="string">
            <text:p text:style-name="P39"><text:span text:style-name="T5">Set the phase difference</text:span> (0 − 100%) , between the selected waveform and SQ1.</text:p>
          </table:table-cell>
        </table:table-row>
        <table:table-row>
          <table:table-cell table:style-name="Table6.A1" office:value-type="string">
            <text:p text:style-name="P40">Cycle </text:p>
          </table:table-cell>
          <table:table-cell table:style-name="Table6.A1" office:value-type="string">
            <text:p text:style-name="P39"><text:s/><text:span text:style-name="T5">Set the Duty Cycle </text:span>(0 − 100%) , of the selected waveform.</text:p>
          </table:table-cell>
        </table:table-row>
      </table:table>
      <text:p text:style-name="P2"/>
      <text:h text:style-name="P76" text:outline-level="2">Control widgets in the Digital section</text:h>
      <text:p text:style-name="P2"><draw:frame draw:style-name="fr3" draw:name="Frame5" text:anchor-type="paragraph" svg:width="17cm" draw:z-index="14"><draw:text-box fo:min-height="9.982cm"><text:p text:style-name="P13"><draw:frame draw:style-name="fr6" draw:name="Image8" text:anchor-type="paragraph" svg:width="17cm" svg:height="9.982cm" style:rel-height="scale" draw:z-index="15"><draw:image xlink:href="../images/shot-LA.png" xlink:type="simple" xlink:show="embed" xlink:actuate="onLoad"/></draw:frame>Screenshot of the digital signals section in the four channel logic analyzer mode. Four PWM signals from SQ1 - SQ4 have been connected to Digital inputs ID1-ID4. CH3 has been set to record only rising edges, while CH4 records only falling edges</text:p></draw:text-box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3">Active Channels</text:p>
          </table:table-cell>
          <table:table-cell table:style-name="Table7.A1" office:value-type="string">
            <text:p text:style-name="P44"><text:span text:style-name="T5">Number of inputs to digitize</text:span>. Single channel and two channel modes can record</text:p>
            <text:p text:style-name="P44"><text:s/>up to 60 seconds delay between consecutive level changes with a resolution of</text:p>
            <text:p text:style-name="P44">15nS. Three and Four channel modes can only record up to 1 ms delay between</text:p>
            <text:p text:style-name="P44">consecutive level changes.</text:p>
          </table:table-cell>
        </table:table-row>
        <table:table-row>
          <table:table-cell table:style-name="Table7.A1" office:value-type="string">
            <text:p text:style-name="P43">Acquisition time</text:p>
          </table:table-cell>
          <table:table-cell table:style-name="Table7.A1" office:value-type="string">
            <text:p text:style-name="P44"><text:s/><text:span text:style-name="T5">Time to sample inputs before fetching results</text:span>. The LA continuously refreshes</text:p>
            <text:p text:style-name="P44"><text:s/>data at this interval.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/>
          </table:table-cell>
          <table:table-cell table:style-name="Table8.A1" office:value-type="string">
            <text:p text:style-name="P19">Single Channel Options</text:p>
          </table:table-cell>
        </table:table-row>
        <table:table-row>
          <table:table-cell table:style-name="Table8.A1" office:value-type="string">
            <text:p text:style-name="P43">Channel</text:p>
          </table:table-cell>
          <table:table-cell table:style-name="Table8.A1" office:value-type="string">
            <text:p text:style-name="P44"><text:span text:style-name="T5">The input to record</text:span>. Select from ID1,ID2,ID3,ID4.</text:p>
          </table:table-cell>
        </table:table-row>
        <table:table-row>
          <table:table-cell table:style-name="Table8.A1" office:value-type="string">
            <text:p text:style-name="P43">Edges</text:p>
          </table:table-cell>
          <table:table-cell table:style-name="Table8.A1" office:value-type="string">
            <text:p text:style-name="P44"><text:span text:style-name="T5">Types of Level changes to record.</text:span> Select from options such as Falling edges only,</text:p>
            <text:p text:style-name="P44">rising edges only, all edges.</text:p>
          </table:table-cell>
        </table:table-row>
        <table:table-row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19">Trigger</text:p>
          </table:table-cell>
        </table:table-row>
        <table:table-row>
          <table:table-cell table:style-name="Table8.A1" office:value-type="string">
            <text:p text:style-name="P43">Channel</text:p>
          </table:table-cell>
          <table:table-cell table:style-name="Table8.A1" office:value-type="string">
            <text:p text:style-name="P29">Enable level change trigger on selected channel.</text:p>
          </table:table-cell>
        </table:table-row>
        <table:table-row>
          <table:table-cell table:style-name="Table8.A1" office:value-type="string">
            <text:p text:style-name="P43">Edges</text:p>
          </table:table-cell>
          <table:table-cell table:style-name="Table8.A1" office:value-type="string">
            <text:p text:style-name="P29">Type of level change to use as the trigger.</text:p>
          </table:table-cell>
        </table:table-row>
        <table:table-row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19">3/4 channel modes</text:p>
          </table:table-cell>
        </table:table-row>
        <table:table-row>
          <table:table-cell table:style-name="Table8.A1" office:value-type="string">
            <text:p text:style-name="P43">CH1-CH4</text:p>
          </table:table-cell>
          <table:table-cell table:style-name="Table8.A1" office:value-type="string">
            <text:p text:style-name="P29">Set the type of level changes to record for each channel when the logic</text:p>
            <text:p text:style-name="P29">analyzer is in either the 3 channel, or the 4 channel mode.</text:p>
          </table:table-cell>
        </table:table-row>
        <table:table-row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19">Measure Time Intervals &gt; Important! Freeze logic analyzer before using this.</text:p>
          </table:table-cell>
        </table:table-row>
        <table:table-row>
          <table:table-cell table:style-name="Table8.A1" office:value-type="string">
            <text:p text:style-name="P43">Edge 1</text:p>
          </table:table-cell>
          <table:table-cell table:style-name="Table8.A1" office:value-type="string">
            <text:p text:style-name="P29">Select input channel and edge type that will start the timer.</text:p>
          </table:table-cell>
        </table:table-row>
        <table:table-row>
          <table:table-cell table:style-name="Table8.A1" office:value-type="string">
            <text:p text:style-name="P43">Edge 2</text:p>
          </table:table-cell>
          <table:table-cell table:style-name="Table8.A1" office:value-type="string">
            <text:p text:style-name="P29">Select input channel and edge type that will stop the timer.</text:p>
          </table:table-cell>
        </table:table-row>
        <table:table-row>
          <table:table-cell table:style-name="Table8.A1" office:value-type="string">
            <text:p text:style-name="P43">Go</text:p>
          </table:table-cell>
          <table:table-cell table:style-name="Table8.A1" office:value-type="string">
            <text:p text:style-name="P29">Run the measurement.</text:p>
          </table:table-cell>
        </table:table-row>
        <table:table-row>
          <table:table-cell table:style-name="Table8.A1" office:value-type="string">
            <text:p text:style-name="P43">Results</text:p>
          </table:table-cell>
          <table:table-cell table:style-name="Table8.A1" office:value-type="string">
            <text:p text:style-name="P29">Results will be displayed here in seconds units.</text:p>
          </table:table-cell>
        </table:table-row>
      </table:table>
      <text:p text:style-name="P2"/>
      <text:h text:style-name="P74" text:outline-level="1">Testing : <text:span text:style-name="T11">Wireless Units Demo</text:span></text:h>
      <text:p text:style-name="P9">Copy the following command and run it on a terminal: <text:span text:style-name="T13">vLabtool-wirelessDemo</text:span></text:p>
      <text:h text:style-name="P76" text:outline-level="2">Connecting a new wireless node carrying some sensor</text:h>
      <text:p text:style-name="P72"><draw:frame draw:style-name="fr2" draw:name="Frame6" text:anchor-type="paragraph" svg:x="0cm" svg:y="0.399cm" svg:width="17cm" draw:z-index="16"><draw:text-box fo:min-height="7.876cm"><text:p text:style-name="P13"><draw:frame draw:style-name="fr6" draw:name="Image9" text:anchor-type="paragraph" svg:width="17cm" svg:height="7.876cm" style:rel-height="scale" draw:z-index="17"><draw:image xlink:href="../images/shot-wireless1.png" xlink:type="simple" xlink:show="embed" xlink:actuate="onLoad"/></draw:frame>Screenshot of the wirelessDemo application</text:p></draw:text-box></draw:frame><text:span text:style-name="T7"/></text:p>
      <text:list xml:id="list6377450723189994705" text:style-name="L5">
        <text:list-item>
          <text:p text:style-name="P68"><text:span text:style-name="T7">Plug in a sensor on to a wireless node by matching the pins labeled </text:span><text:span text:style-name="T2">Vdd, GND, SCL, SDA</text:span><text:span text:style-name="T14">. </text:span><text:span text:style-name="T7">These pins appear in the same order on most sensor modules, and no extra wires should be needed.</text:span></text:p>
        </text:list-item>
        <text:list-item>
          <text:p text:style-name="P69">Make sure that the option Register New Nodes on the Application is selected. </text:p>
        </text:list-item>
        <text:list-item>
          <text:p text:style-name="P69">Plug In the Battery onto the wireless node.</text:p>
        </text:list-item>
        <text:list-item>
          <text:p text:style-name="P69">Observe that the software has auto detected your wireless node as well as found out the address of the sensor you connected.</text:p>
        </text:list-item>
        <text:list-item>
          <text:p text:style-name="P68"><text:span text:style-name="T14">Unselect </text:span><text:span text:style-name="T2">Register New Nodes</text:span><text:span text:style-name="T14">.</text:span></text:p>
          <text:p text:style-name="P69">If you wish, you may move the cursor over a sensor’s address and the software will guess it’s model number/type.</text:p>
        </text:list-item>
        <text:list-item>
          <text:p text:style-name="P68"><text:span text:style-name="T7">Click on</text:span><text:span text:style-name="T14"> , </text:span><text:span text:style-name="T2">Refresh Node List</text:span><text:span text:style-name="T14">, This loads a few controls for each wireless node, and also a drop down selection of the connected sensors.</text:span></text:p>
        </text:list-item>
      </text:list>
      <text:h text:style-name="P76" text:outline-level="2">Logging Data from a sensor</text:h>
      <text:list xml:id="list6813943227990910642" text:style-name="L6">
        <text:list-item>
          <text:p text:style-name="P70">After Following the steps in the previous section, Select the appropriate sensor and click on Go, The software will continuously plot values fetched from the sensor.</text:p>
        </text:list-item>
      </text:list>
      <text:h text:style-name="P76" text:outline-level="2">Changing sensor parameters</text:h>
      <text:list xml:id="list3237697415839668212" text:style-name="L7">
        <text:list-item>
          <text:p text:style-name="P71">Open the auto-generated menu at the bottom left corner, and change parameters. A few examples include gain, sampling rates, and data-type selection.</text:p>
        </text:list-item>
      </text:list>
      <text:h text:style-name="P77" text:outline-level="2">Testing : Data logger Application Demo</text:h>
      <text:p text:style-name="P6">This application plots the return values from any of the functions defined in the Python Module as long as they return integers or decimals.</text:p>
      <text:p text:style-name="P6">Copy the following command and run it on a terminal: <text:span text:style-name="T13">vLabtool-stream</text:span></text:p>
      <text:h text:style-name="P76" text:outline-level="2">Choosing a command and starting the logger</text:h>
      <text:list xml:id="list3860627911989468525" text:style-name="L8">
        <text:list-item>
          <text:p text:style-name="P67"><text:span text:style-name="T9">Refer to the programmer’s manual for a list of valid commands</text:span><text:span text:style-name="T18">, and pick the function you would like to monitor, The manual can be opened from the help menu.</text:span></text:p>
        </text:list-item>
        <text:list-item>
          <text:p text:style-name="P67"><text:span text:style-name="T9">Paste the command name with correct arguments into the application</text:span><text:span text:style-name="T18">. And now click on Monitor. The app includes a few common commands and appropriate arguments packed into a drop down menu linked to the command entry box.</text:span></text:p>
        </text:list-item>
      </text:list>
      <text:h text:style-name="P76" text:outline-level="2">Additional Functionality Accessible through menu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7">Voltmeter</text:p>
          </table:table-cell>
          <table:table-cell table:style-name="Table9.A1" office:value-type="string">
            <text:p text:style-name="P30">Load Widgets that perform a single voltage measurement per click.</text:p>
          </table:table-cell>
        </table:table-row>
        <table:table-row>
          <table:table-cell table:style-name="Table9.A1" office:value-type="string">
            <text:p text:style-name="P47">Amplifiers</text:p>
          </table:table-cell>
          <table:table-cell table:style-name="Table9.A1" office:value-type="string">
            <text:p text:style-name="P30">Load a widget to set the gain on the voltage input channels.</text:p>
          </table:table-cell>
        </table:table-row>
        <table:table-row>
          <table:table-cell table:style-name="Table9.A1" office:value-type="string">
            <text:p text:style-name="P47">Wavegen</text:p>
          </table:table-cell>
          <table:table-cell table:style-name="Table9.A1" office:value-type="string">
            <text:p text:style-name="P30">Load a slider that allows setting the frequency of the sine wave output.</text:p>
          </table:table-cell>
        </table:table-row>
        <table:table-row>
          <table:table-cell table:style-name="Table9.A1" office:value-type="string">
            <text:p text:style-name="P47">IV sources</text:p>
          </table:table-cell>
          <table:table-cell table:style-name="Table9.A1" office:value-type="string">
            <text:p text:style-name="P48"><text:span text:style-name="T5">Load widgets that</text:span>, enable setting programmable voltage and current.</text:p>
          </table:table-cell>
        </table:table-row>
        <table:table-row>
          <table:table-cell table:style-name="Table9.A1" office:value-type="string">
            <text:p text:style-name="P47">Timing</text:p>
          </table:table-cell>
          <table:table-cell table:style-name="Table9.A1" office:value-type="string">
            <text:p text:style-name="P48"><text:span text:style-name="T5">Load time measurement widgets</text:span>, These include duty cycle and frequency.</text:p>
          </table:table-cell>
        </table:table-row>
        <table:table-row>
          <table:table-cell table:style-name="Table9.A1" office:value-type="string">
            <text:p text:style-name="P47">Console</text:p>
          </table:table-cell>
          <table:table-cell table:style-name="Table9.A1" office:value-type="string">
            <text:p text:style-name="P30">Insert an iPython Console with init commands preloaded.</text:p>
          </table:table-cell>
        </table:table-row>
        <table:table-row>
          <table:table-cell table:style-name="Table9.A1" office:value-type="string">
            <text:p text:style-name="P47">help</text:p>
          </table:table-cell>
          <table:table-cell table:style-name="Table9.A1" office:value-type="string">
            <text:p text:style-name="P30">Help menu that allows access to the programmer’s manual as well as experiment specific HTML files.</text:p>
          </table:table-cell>
        </table:table-row>
      </table:table>
      <text:p text:style-name="P2"/>
      <text:h text:style-name="P74" text:outline-level="1">Pin Definitions and Functions</text:h>
      <text:h text:style-name="P76" text:outline-level="2">Analog Inputs - Measure Voltages with 12-bit resolution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5">CH1</text:p>
          </table:table-cell>
          <table:table-cell table:style-name="Table10.A1" office:value-type="string">
            <text:p text:style-name="P46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5">CH2</text:p>
          </table:table-cell>
          <table:table-cell table:style-name="Table10.A1" office:value-type="string">
            <text:p text:style-name="P46"><text:span text:style-name="T5">Range: ± 16</text:span><text:span text:style-name="T8">V</text:span>, Gain: up to 32×, Separate AC coupled input.</text:p>
          </table:table-cell>
        </table:table-row>
        <table:table-row>
          <table:table-cell table:style-name="Table10.A1" office:value-type="string">
            <text:p text:style-name="P45">CH3</text:p>
          </table:table-cell>
          <table:table-cell table:style-name="Table10.A1" office:value-type="string">
            <text:p text:style-name="P46"><text:span text:style-name="T5">Range: ± </text:span><text:span text:style-name="T8">3.3V</text:span>, Gain: up to 32×, <text:span text:style-name="T16">12-bit Offset control.</text:span></text:p>
            <text:p text:style-name="P49">*manual gain control by grounding R<text:span text:style-name="T17">g</text:span> via resistor R. <draw:frame draw:style-name="fr8" draw:name="Object1" text:anchor-type="as-char" svg:width="2.2cm" svg:height="1.062cm" draw:z-index="18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0.A1" office:value-type="string">
            <text:p text:style-name="P45">CH4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5">CH5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5">CH6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5">CH7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Gain: up to 32×, <text:span text:style-name="T16">12-bit Offset control.</text:span></text:p>
          </table:table-cell>
        </table:table-row>
        <table:table-row>
          <table:table-cell table:style-name="Table10.A1" office:value-type="string">
            <text:p text:style-name="P45">SEN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<text:span text:style-name="T16"><text:s/>Internally Pulled up to 3.3V via 5.1KOhm resistor.</text:span></text:p>
          </table:table-cell>
        </table:table-row>
        <table:table-row>
          <table:table-cell table:style-name="Table10.A1" office:value-type="string">
            <text:p text:style-name="P45">AN2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45">AN3</text:p>
          </table:table-cell>
          <table:table-cell table:style-name="Table10.A1" office:value-type="string">
            <text:p text:style-name="P46"><text:span text:style-name="T5">Range: </text:span><text:span text:style-name="T8">0 –</text:span><text:span text:style-name="T5"> </text:span><text:span text:style-name="T8">3.3V</text:span>, <text:span text:style-name="T16"><text:s/>Available on the expansion slot.</text:span></text:p>
          </table:table-cell>
        </table:table-row>
        <table:table-row>
          <table:table-cell table:style-name="Table10.A1" office:value-type="string">
            <text:p text:style-name="P38"/>
          </table:table-cell>
          <table:table-cell table:style-name="Table10.A1" office:value-type="string">
            <text:p text:style-name="P19">Internally Monitored</text:p>
          </table:table-cell>
        </table:table-row>
        <table:table-row>
          <table:table-cell table:style-name="Table10.A1" office:value-type="string">
            <text:p text:style-name="P45">5 V</text:p>
          </table:table-cell>
          <table:table-cell table:style-name="Table10.A1" office:value-type="string">
            <text:p text:style-name="P49"><text:s/><text:span text:style-name="T5">The supply voltage</text:span>, <text:span text:style-name="T1">Measures the power supply voltage of the USB port.</text:span></text:p>
          </table:table-cell>
        </table:table-row>
        <table:table-row>
          <table:table-cell table:style-name="Table10.A1" office:value-type="string">
            <text:p text:style-name="P45">V+</text:p>
          </table:table-cell>
          <table:table-cell table:style-name="Table10.A1" office:value-type="string">
            <text:p text:style-name="P31">Measures the output voltage.</text:p>
            <text:p text:style-name="P49">Monitor this to verify if external loads are affecting it</text:p>
          </table:table-cell>
        </table:table-row>
      </table:table>
      <text:h text:style-name="P76" text:outline-level="2">Analog Outputs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0"/>
          </table:table-cell>
          <table:table-cell table:style-name="Table11.A1" office:value-type="string">
            <text:p text:style-name="P19">Waveform Generators</text:p>
          </table:table-cell>
        </table:table-row>
        <table:table-row>
          <table:table-cell table:style-name="Table11.A1" office:value-type="string">
            <text:p text:style-name="P50">WG1</text:p>
          </table:table-cell>
          <table:table-cell table:style-name="Table11.A1" office:value-type="string">
            <text:p text:style-name="P51"><text:span text:style-name="T5">0-2MHz Sine/ Triangle Waveform Generator</text:span>, Range: ±4V. Manual Amplitude Control via dial located on the side.</text:p>
            <text:p text:style-name="P51">28- bit (0.04Hz) resolution</text:p>
          </table:table-cell>
        </table:table-row>
        <table:table-row>
          <table:table-cell table:style-name="Table11.A1" office:value-type="string">
            <text:p text:style-name="P50">SINE</text:p>
          </table:table-cell>
          <table:table-cell table:style-name="Table11.A1" office:value-type="string">
            <text:p text:style-name="P51"><text:span text:style-name="T5">Fixed 14KHz Sine Waveform Generator</text:span>, Range: ±4V.</text:p>
          </table:table-cell>
        </table:table-row>
        <table:table-row>
          <table:table-cell table:style-name="Table11.A1" office:value-type="string">
            <text:p text:style-name="P50"/>
          </table:table-cell>
          <table:table-cell table:style-name="Table11.A1" office:value-type="string">
            <text:p text:style-name="P19">Programmable Voltage and Current Sources (12-bit)</text:p>
          </table:table-cell>
        </table:table-row>
        <table:table-row>
          <table:table-cell table:style-name="Table11.A1" office:value-type="string">
            <text:p text:style-name="P50">PVS1</text:p>
          </table:table-cell>
          <table:table-cell table:style-name="Table11.A1" office:value-type="string">
            <text:p text:style-name="P51"><text:span text:style-name="T5">Range</text:span>: ±5V , Up to 10mA.</text:p>
          </table:table-cell>
        </table:table-row>
        <table:table-row>
          <table:table-cell table:style-name="Table11.A1" office:value-type="string">
            <text:p text:style-name="P50">PVS2</text:p>
          </table:table-cell>
          <table:table-cell table:style-name="Table11.A1" office:value-type="string">
            <text:p text:style-name="P51"><text:span text:style-name="T5">Range</text:span>: ±3.3V , Up to 10mA.</text:p>
          </table:table-cell>
        </table:table-row>
        <table:table-row>
          <table:table-cell table:style-name="Table11.A1" office:value-type="string">
            <text:p text:style-name="P50">PVS3</text:p>
          </table:table-cell>
          <table:table-cell table:style-name="Table11.A1" office:value-type="string">
            <text:p text:style-name="P51"><text:span text:style-name="T5">Range</text:span>: 0 − 3.3V , Up to 10mA.</text:p>
          </table:table-cell>
        </table:table-row>
        <table:table-row>
          <table:table-cell table:style-name="Table11.A1" office:value-type="string">
            <text:p text:style-name="P50">PCS</text:p>
          </table:table-cell>
          <table:table-cell table:style-name="Table11.A1" office:value-type="string">
            <text:p text:style-name="P51"><text:span text:style-name="T5">Range</text:span>: 0 − 3.3mA.</text:p>
            <text:p text:style-name="P51">Subject to Load resistance. Up to 3.3V voltage drop</text:p>
          </table:table-cell>
        </table:table-row>
      </table:table>
      <text:h text:style-name="P76" text:outline-level="2">Digital Inputs - Measure Logic Levels with 15nS resolution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19">Logic Analyzer, Frequency Counter, Timing Functions</text:p>
          </table:table-cell>
        </table:table-row>
        <table:table-row>
          <table:table-cell table:style-name="Table12.A1" office:value-type="string">
            <text:p text:style-name="P52">ID1</text:p>
          </table:table-cell>
          <table:table-cell table:style-name="Table12.A1" office:value-type="string">
            <text:p text:style-name="P51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2">ID2</text:p>
          </table:table-cell>
          <table:table-cell table:style-name="Table12.A1" office:value-type="string">
            <text:p text:style-name="P51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2">ID3</text:p>
          </table:table-cell>
          <table:table-cell table:style-name="Table12.A1" office:value-type="string">
            <text:p text:style-name="P51"><text:span text:style-name="T5">Range</text:span>: <text:s/>0 − 5V, <text:s/>0-32MHz.</text:p>
          </table:table-cell>
        </table:table-row>
        <table:table-row>
          <table:table-cell table:style-name="Table12.A1" office:value-type="string">
            <text:p text:style-name="P52">ID4</text:p>
          </table:table-cell>
          <table:table-cell table:style-name="Table12.A1" office:value-type="string">
            <text:p text:style-name="P51"><text:span text:style-name="T5">Range</text:span>: <text:s/>0 − 5V, <text:s/>0-32MHz.</text:p>
          </table:table-cell>
        </table:table-row>
      </table:table>
      <text:h text:style-name="P76" text:outline-level="2"><text:soft-page-break/>Digital Outputs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0"/>
          </table:table-cell>
          <table:table-cell table:style-name="Table13.A1" office:value-type="string">
            <text:p text:style-name="P19">4<text:span text:style-name="T15">×</text:span> PWM output with 15nS frequency, phase, and DCycle control</text:p>
          </table:table-cell>
        </table:table-row>
        <table:table-row>
          <table:table-cell table:style-name="Table13.A1" office:value-type="string">
            <text:p text:style-name="P53">SQ1</text:p>
          </table:table-cell>
          <table:table-cell table:style-name="Table13.A1" office:value-type="string">
            <text:p text:style-name="P54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3">SQ2</text:p>
          </table:table-cell>
          <table:table-cell table:style-name="Table13.A1" office:value-type="string">
            <text:p text:style-name="P54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3">SQ3</text:p>
          </table:table-cell>
          <table:table-cell table:style-name="Table13.A1" office:value-type="string">
            <text:p text:style-name="P54"><text:span text:style-name="T5">Range</text:span>: <text:s/>0 − 5V.</text:p>
          </table:table-cell>
        </table:table-row>
        <table:table-row>
          <table:table-cell table:style-name="Table13.A1" office:value-type="string">
            <text:p text:style-name="P53">SQ4</text:p>
          </table:table-cell>
          <table:table-cell table:style-name="Table13.A1" office:value-type="string">
            <text:p text:style-name="P54"><text:span text:style-name="T5">Range</text:span>: <text:s/>0 − 5V.</text:p>
          </table:table-cell>
        </table:table-row>
      </table:table>
      <text:h text:style-name="P76" text:outline-level="2">Data Buses - I2C , SPI, UART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0"/>
          </table:table-cell>
          <table:table-cell table:style-name="Table14.A1" office:value-type="string">
            <text:p text:style-name="P19">I2C (Inter-Integrated Circuit) Master: Up to 4MHz Clock speed</text:p>
          </table:table-cell>
        </table:table-row>
        <table:table-row>
          <table:table-cell table:style-name="Table14.A1" office:value-type="string">
            <text:p text:style-name="P53">Application </text:p>
          </table:table-cell>
          <table:table-cell table:style-name="Table14.A1" office:value-type="string">
            <text:p text:style-name="P54"><text:span text:style-name="T5">Tested With Various sensors</text:span>, <text:span text:style-name="T1">MPU6050, MLX90614, HMC5883L, BMP180,</text:span></text:p>
            <text:p text:style-name="P54"><text:span text:style-name="T1">TSL2561, SHT21</text:span> etc.</text:p>
            <text:p text:style-name="P42">These measure angular velocity, acceleration, temperature, humidity, luminosity, pressure, and magnetic fields.</text:p>
          </table:table-cell>
        </table:table-row>
        <table:table-row>
          <table:table-cell table:style-name="Table14.A1" office:value-type="string">
            <text:p text:style-name="P53">Vdd</text:p>
          </table:table-cell>
          <table:table-cell table:style-name="Table14.A1" office:value-type="string">
            <text:p text:style-name="P32">3.3V Power output.</text:p>
          </table:table-cell>
        </table:table-row>
        <table:table-row>
          <table:table-cell table:style-name="Table14.A1" office:value-type="string">
            <text:p text:style-name="P53">GND</text:p>
          </table:table-cell>
          <table:table-cell table:style-name="Table14.A1" office:value-type="string">
            <text:p text:style-name="P32">Power return path.</text:p>
          </table:table-cell>
        </table:table-row>
        <table:table-row>
          <table:table-cell table:style-name="Table14.A1" office:value-type="string">
            <text:p text:style-name="P53">SCL</text:p>
          </table:table-cell>
          <table:table-cell table:style-name="Table14.A1" office:value-type="string">
            <text:p text:style-name="P32">I2C Clock Output.</text:p>
          </table:table-cell>
        </table:table-row>
        <table:table-row>
          <table:table-cell table:style-name="Table14.A1" office:value-type="string">
            <text:p text:style-name="P53">SDA</text:p>
          </table:table-cell>
          <table:table-cell table:style-name="Table14.A1" office:value-type="string">
            <text:p text:style-name="P32">I2C Data Line.</text:p>
          </table:table-cell>
        </table:table-row>
        <table:table-row>
          <table:table-cell table:style-name="Table14.A1" office:value-type="string">
            <text:p text:style-name="P53"/>
          </table:table-cell>
          <table:table-cell table:style-name="Table14.A1" office:value-type="string">
            <text:p text:style-name="P19">SPI(Serial-Peripheral Interface) Master: Available on the 20-pin Expansion Slot. Supports all four modes of operation.</text:p>
          </table:table-cell>
        </table:table-row>
        <table:table-row>
          <table:table-cell table:style-name="Table14.A1" office:value-type="string">
            <text:p text:style-name="P53">SCK</text:p>
          </table:table-cell>
          <table:table-cell table:style-name="Table14.A1" office:value-type="string">
            <text:p text:style-name="P33">SPI Clock Output,<text:span text:style-name="T19"> Tested Up To 16MHz.</text:span></text:p>
          </table:table-cell>
        </table:table-row>
        <table:table-row>
          <table:table-cell table:style-name="Table14.A1" office:value-type="string">
            <text:p text:style-name="P53">SDO</text:p>
          </table:table-cell>
          <table:table-cell table:style-name="Table14.A1" office:value-type="string">
            <text:p text:style-name="P33">SPI Data Output (MOSI).</text:p>
          </table:table-cell>
        </table:table-row>
        <table:table-row>
          <table:table-cell table:style-name="Table14.A1" office:value-type="string">
            <text:p text:style-name="P53">SDI</text:p>
          </table:table-cell>
          <table:table-cell table:style-name="Table14.A1" office:value-type="string">
            <text:p text:style-name="P33">SPI Data Input (MISO).</text:p>
          </table:table-cell>
        </table:table-row>
        <table:table-row>
          <table:table-cell table:style-name="Table14.A1" office:value-type="string">
            <text:p text:style-name="P53">O1</text:p>
          </table:table-cell>
          <table:table-cell table:style-name="Table14.A1" office:value-type="string">
            <text:p text:style-name="P33">Chip Select 1.</text:p>
          </table:table-cell>
        </table:table-row>
        <table:table-row>
          <table:table-cell table:style-name="Table14.A1" office:value-type="string">
            <text:p text:style-name="P53">O2</text:p>
          </table:table-cell>
          <table:table-cell table:style-name="Table14.A1" office:value-type="string">
            <text:p text:style-name="P33">Chip Select 2.</text:p>
          </table:table-cell>
        </table:table-row>
      </table:table>
      <text:h text:style-name="P76" text:outline-level="2">A Few Definitions For The Expansion slot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5">DDS</text:p>
          </table:table-cell>
          <table:table-cell table:style-name="Table15.A1" office:value-type="string">
            <text:p text:style-name="P56"><text:span text:style-name="T5">16MHz , 0-3.3V TTL output.</text:span> This is also the reference clock for the 0-2MHz sine/triangle wave generator, and can be used to create phase correlated wavegen add-ons.</text:p>
          </table:table-cell>
        </table:table-row>
        <table:table-row>
          <table:table-cell table:style-name="Table15.A1" office:value-type="string">
            <text:p text:style-name="P55">AN2</text:p>
          </table:table-cell>
          <table:table-cell table:style-name="Table15.A1" office:value-type="string">
            <text:p text:style-name="P56"><text:span text:style-name="T5">Analog Input</text:span>, Range: 0 − 3.3V.</text:p>
          </table:table-cell>
        </table:table-row>
        <table:table-row>
          <table:table-cell table:style-name="Table15.A1" office:value-type="string">
            <text:p text:style-name="P55">AN3</text:p>
          </table:table-cell>
          <table:table-cell table:style-name="Table15.A1" office:value-type="string">
            <text:p text:style-name="P56"><text:span text:style-name="T5">Analog Input</text:span>, Range: 0 − 3.3V.</text:p>
          </table:table-cell>
        </table:table-row>
      </table:table>
      <text:h text:style-name="P76" text:outline-level="2">Additional Nomenclature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7">GND</text:p>
          </table:table-cell>
          <table:table-cell table:style-name="Table16.A1" office:value-type="string">
            <text:p text:style-name="P58"><text:span text:style-name="T5">Short for GROUND</text:span>. This is the reference voltage, and is taken as 0 volts. It is also connected to the ground level of the power source (laptop/tablet/RPi etc.)</text:p>
          </table:table-cell>
        </table:table-row>
        <table:table-row>
          <table:table-cell table:style-name="Table16.A1" office:value-type="string">
            <text:p text:style-name="P57">V+/V-</text:p>
          </table:table-cell>
          <table:table-cell table:style-name="Table16.A1" office:value-type="string">
            <text:p text:style-name="P58"><text:span text:style-name="T5">Power Outputs</text:span>, ±9V . Current limit 20mA per channel.</text:p>
          </table:table-cell>
        </table:table-row>
      </table:table>
      <text:p text:style-name="P2"/>
      <text:h text:style-name="P74" text:outline-level="1">Wireless Nodes</text:h>
      <text:p text:style-name="P2"><draw:frame draw:style-name="fr7" draw:name="Image11" text:anchor-type="paragraph" svg:width="17cm" svg:height="7.876cm" draw:z-index="19"><draw:image xlink:href="../images/shot-wireless2.png" xlink:type="simple" xlink:show="embed" xlink:actuate="onLoad"/></draw:frame></text:p>
      <text:h text:style-name="P76" text:outline-level="2">On-board Transceiver : 2-way radio link</text:h>
      <text:p text:style-name="P7">Capable of communicating with multiple wireless nodes to control and receive sensor data payloads</text:p>
      <text:h text:style-name="P76" text:outline-level="2">Wireless Subunits : 3-Byte addresses</text:h>
      <text:p text:style-name="P2"><draw:frame draw:style-name="fr4" draw:name="Image12" text:anchor-type="paragraph" svg:x="4.008cm" svg:y="0.531cm" svg:width="8.458cm" svg:height="5.064cm" draw:z-index="20"><draw:image xlink:href="../images/shot-wireless3.png" xlink:type="simple" xlink:show="embed" xlink:actuate="onLoad"/></draw:frame></text:p>
      <text:p text:style-name="P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9">I2C</text:p>
          </table:table-cell>
          <table:table-cell table:style-name="Table17.A1" office:value-type="string">
            <text:p text:style-name="P60"><text:span text:style-name="T5">Data bus for Interfacing with commonly available sensors</text:span>. Measure physical parameters with minimal mechanical interference.</text:p>
          </table:table-cell>
        </table:table-row>
        <table:table-row>
          <table:table-cell table:style-name="Table17.A1" office:value-type="string">
            <text:p text:style-name="P59">SPI</text:p>
          </table:table-cell>
          <table:table-cell table:style-name="Table17.A1" office:value-type="string">
            <text:p text:style-name="P60"><text:span text:style-name="T5">Another data bus used by some devices.</text:span> Of interest to the vLabtool are precise waveform generators, and high resolution analog instruments.</text:p>
          </table:table-cell>
        </table:table-row>
        <table:table-row>
          <table:table-cell table:style-name="Table17.A1" office:value-type="string">
            <text:p text:style-name="P59">RGBout</text:p>
          </table:table-cell>
          <table:table-cell table:style-name="Table17.A1" office:value-type="string">
            <text:p text:style-name="P60"><text:span text:style-name="T5">Control WS2812B arrays</text:span> , Daisy chained RGB LEDs with 16 million shades each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12pt" fo:font-style="italic" style:font-size-asian="12pt" style:font-style-asian="italic" style:font-weight-asian="normal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198a8a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1.401cm" fo:margin-right="0cm" fo:margin-top="0.353cm" fo:margin-bottom="0.212cm" loext:contextual-spacing="false" fo:text-indent="0cm" style:auto-text-indent="false" style:page-number="auto" style:shadow="none">
        <style:tab-stops/>
      </style:paragraph-properties>
      <style:text-properties fo:color="#33a3a3" fo:font-size="105%" fo:font-weight="bold" fo:background-color="#ffffcc" style:font-size-asian="115%" style:font-weight-asian="normal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401cm" fo:margin-right="0cm" fo:margin-top="0.247cm" fo:margin-bottom="0.212cm" loext:contextual-spacing="false" fo:text-indent="0cm" style:auto-text-indent="false" style:page-number="auto"/>
      <style:text-properties fo:color="#008080" fo:font-size="95%" fo:font-weight="bold" fo:background-color="transparent" style:font-size-asian="101%" style:font-weight-asian="normal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ext_20_Body_20_special" style:display-name="Text Body special" style:family="paragraph" style:parent-style-name="Text_20_body" style:master-page-name="">
      <style:paragraph-properties fo:margin-top="0cm" fo:margin-bottom="0cm" loext:contextual-spacing="false" style:page-number="auto"/>
      <style:text-properties fo:color="#008080" fo:font-style="italic" fo:background-color="transparen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0000" fo:font-weight="bold" style:font-weight-asian="bold" style:font-weight-complex="bold"/>
    </style:style>
    <style:style style:name="Table_20_Contents_20_small" style:display-name="Table Contents small" style:family="paragraph" style:parent-style-name="Table_20_Contents">
      <style:text-properties fo:font-size="11pt" style:font-size-asian="10.5pt" style:font-weight-asian="normal"/>
    </style:style>
    <style:style style:name="Table_20_Line_20_Heading" style:display-name="Table Line Heading" style:family="paragraph" style:parent-style-name="Table_20_Heading">
      <style:text-properties style:use-window-font-color="true" style:font-size-asian="10.5pt" style:font-weight-asian="normal" style:font-weight-complex="600"/>
    </style:style>
    <style:style style:name="Table_20_Content_20_Special" style:display-name="Table Content Special" style:family="paragraph" style:parent-style-name="Table_20_Contents" style:next-style-name="Table_20_Contents">
      <style:text-properties fo:color="#008080" fo:font-size="14pt" fo:font-weight="bold" style:font-size-asian="10.5pt" style:font-weight-asian="norm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5:53:03.783599429</meta:creation-date>
    <dc:date>2016-02-19T13:15:12.184927023</dc:date>
    <meta:editing-duration>PT2H40M7S</meta:editing-duration>
    <meta:editing-cycles>38</meta:editing-cycles>
    <meta:generator>LibreOffice/5.0.5.2$Linux_X86_64 LibreOffice_project/00m0$Build-2</meta:generator>
    <meta:document-statistic meta:table-count="17" meta:image-count="11" meta:object-count="1" meta:page-count="12" meta:paragraph-count="366" meta:word-count="2314" meta:character-count="14008" meta:non-whitespace-character-count="11999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n>1</mn>
        <mo stretchy="false">+</mo>
        <mfrac>
          <mrow>
            <mn>10</mn>
            <mi>K</mi>
          </mrow>
          <msub>
            <mi>R</mi>
            <mi>g</mi>
          </msub>
        </mfrac>
      </mrow>
    </mrow>
    <annotation encoding="StarMath 5.0">g=1+{10K} over {R_g}</annotation>
  </semantics>
</math>
</file>